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Linux Libertine O" officeooo:rsid="0056cda3" officeooo:paragraph-rsid="0056cda3"/>
    </style:style>
    <style:style style:name="P5" style:family="paragraph" style:parent-style-name="Standard">
      <style:text-properties style:font-name="Linux Libertine O" officeooo:rsid="0056cda3" officeooo:paragraph-rsid="00964d7e"/>
    </style:style>
    <style:style style:name="P6" style:family="paragraph" style:parent-style-name="Standard">
      <style:text-properties style:font-name="Linux Libertine O" officeooo:rsid="009527b5" officeooo:paragraph-rsid="009527b5"/>
    </style:style>
    <style:style style:name="P7" style:family="paragraph" style:parent-style-name="Standard">
      <style:paragraph-properties fo:text-align="start" style:justify-single-word="false"/>
      <style:text-properties style:font-name="Linux Libertine O" officeooo:rsid="008f66e1" officeooo:paragraph-rsid="009527b5"/>
    </style:style>
    <style:style style:name="P8" style:family="paragraph" style:parent-style-name="Standard">
      <style:paragraph-properties fo:text-align="start" style:justify-single-word="false"/>
      <style:text-properties style:font-name="Linux Libertine O" officeooo:rsid="008f66e1" officeooo:paragraph-rsid="00964d7e"/>
    </style:style>
    <style:style style:name="P9" style:family="paragraph" style:parent-style-name="Standard">
      <style:paragraph-properties fo:text-align="start" style:justify-single-word="false"/>
      <style:text-properties style:font-name="Linux Libertine O" officeooo:rsid="008f66e1" officeooo:paragraph-rsid="009ebf2e"/>
    </style:style>
    <style:style style:name="P10" style:family="paragraph" style:parent-style-name="Standard">
      <style:paragraph-properties fo:text-align="start" style:justify-single-word="false"/>
      <style:text-properties style:font-name="Linux Libertine O" officeooo:rsid="008f66e1" officeooo:paragraph-rsid="00a04b3e"/>
    </style:style>
    <style:style style:name="P11" style:family="paragraph" style:parent-style-name="Standard">
      <style:paragraph-properties fo:text-align="start" style:justify-single-word="false"/>
      <style:text-properties style:font-name="Linux Libertine O" officeooo:rsid="008f66e1" officeooo:paragraph-rsid="00a1c24a"/>
    </style:style>
    <style:style style:name="P12" style:family="paragraph" style:parent-style-name="Standard">
      <style:text-properties style:font-name="Linux Libertine O" officeooo:rsid="008f66e1" officeooo:paragraph-rsid="009d15a6"/>
    </style:style>
    <style:style style:name="P13" style:family="paragraph" style:parent-style-name="Standard">
      <style:paragraph-properties fo:text-align="justify" style:justify-single-word="false"/>
      <style:text-properties style:font-name="Linux Libertine O" officeooo:rsid="008f66e1" officeooo:paragraph-rsid="008f66e1"/>
    </style:style>
    <style:style style:name="P14" style:family="paragraph" style:parent-style-name="Standard">
      <style:text-properties style:font-name="Linux Libertine O" officeooo:rsid="00964d7e" officeooo:paragraph-rsid="009737ff"/>
    </style:style>
    <style:style style:name="P15" style:family="paragraph" style:parent-style-name="Standard">
      <style:text-properties style:font-name="Linux Libertine O" officeooo:rsid="00964d7e" officeooo:paragraph-rsid="0099be9b"/>
    </style:style>
    <style:style style:name="P16" style:family="paragraph" style:parent-style-name="Standard">
      <style:text-properties style:font-name="Linux Libertine O" officeooo:rsid="009d15a6" officeooo:paragraph-rsid="009d15a6"/>
    </style:style>
    <style:style style:name="P17" style:family="paragraph" style:parent-style-name="Standard">
      <style:paragraph-properties>
        <style:tab-stops>
          <style:tab-stop style:position="1.323cm"/>
        </style:tab-stops>
      </style:paragraph-properties>
      <style:text-properties style:font-name="Linux Libertine O" officeooo:rsid="009d15a6" officeooo:paragraph-rsid="009d15a6"/>
    </style:style>
    <style:style style:name="P18" style:family="paragraph" style:parent-style-name="Standard">
      <style:text-properties style:font-name="Linux Libertine O" officeooo:rsid="009ebf2e" officeooo:paragraph-rsid="009ebf2e"/>
    </style:style>
    <style:style style:name="P19" style:family="paragraph" style:parent-style-name="Standard">
      <style:text-properties style:font-name="Linux Libertine O" officeooo:rsid="00a04b3e" officeooo:paragraph-rsid="00a04b3e"/>
    </style:style>
    <style:style style:name="P20" style:family="paragraph" style:parent-style-name="Standard">
      <style:text-properties style:font-name="Linux Libertine O" officeooo:rsid="00a1c24a" officeooo:paragraph-rsid="00a1c24a"/>
    </style:style>
    <style:style style:name="P21" style:family="paragraph" style:parent-style-name="Standard">
      <style:text-properties style:font-name="Linux Libertine O" officeooo:rsid="00a35d14" officeooo:paragraph-rsid="00a35d14"/>
    </style:style>
    <style:style style:name="P22" style:family="paragraph" style:parent-style-name="Standard">
      <style:paragraph-properties fo:text-align="justify" style:justify-single-word="false"/>
      <style:text-properties style:font-name="Linux Libertine O" officeooo:rsid="001744a1" officeooo:paragraph-rsid="007ca500"/>
    </style:style>
    <style:style style:name="P23" style:family="paragraph" style:parent-style-name="Standard">
      <style:text-properties style:font-name="Linux Libertine O" fo:font-style="normal" officeooo:rsid="009d15a6" officeooo:paragraph-rsid="009d15a6" style:font-style-asian="normal" style:font-style-complex="normal"/>
    </style:style>
    <style:style style:name="P24" style:family="paragraph" style:parent-style-name="Standard">
      <style:text-properties style:font-name="Linux Libertine O" officeooo:rsid="00aca9b7" officeooo:paragraph-rsid="00aca9b7"/>
    </style:style>
    <style:style style:name="P25" style:family="paragraph" style:parent-style-name="Standard">
      <style:text-properties style:font-name="Linux Libertine O" officeooo:rsid="00ae7a41" officeooo:paragraph-rsid="00ae7a41"/>
    </style:style>
    <style:style style:name="P26" style:family="paragraph" style:parent-style-name="Standard">
      <style:text-properties style:font-name="Linux Libertine O" officeooo:rsid="00b4b030" officeooo:paragraph-rsid="00b4b030"/>
    </style:style>
    <style:style style:name="P27" style:family="paragraph" style:parent-style-name="Standard">
      <style:paragraph-properties fo:text-align="justify" style:justify-single-word="false"/>
      <style:text-properties officeooo:rsid="004156af" officeooo:paragraph-rsid="007ca500"/>
    </style:style>
    <style:style style:name="P28" style:family="paragraph" style:parent-style-name="Standard">
      <style:paragraph-properties fo:text-align="justify" style:justify-single-word="false"/>
      <style:text-properties officeooo:rsid="008f66e1" officeooo:paragraph-rsid="008f66e1"/>
    </style:style>
    <style:style style:name="P29" style:family="paragraph" style:parent-style-name="Standard">
      <style:paragraph-properties fo:text-align="justify" style:justify-single-word="false"/>
      <style:text-properties officeooo:rsid="008f66e1" officeooo:paragraph-rsid="00a8045d"/>
    </style:style>
    <style:style style:name="P30" style:family="paragraph" style:parent-style-name="Standard">
      <style:paragraph-properties fo:text-align="justify" style:justify-single-word="false"/>
      <style:text-properties officeooo:rsid="008f66e1" officeooo:paragraph-rsid="00a885e6"/>
    </style:style>
    <style:style style:name="P31" style:family="paragraph" style:parent-style-name="Standard">
      <style:paragraph-properties fo:text-align="justify" style:justify-single-word="false"/>
      <style:text-properties officeooo:rsid="008feab0" officeooo:paragraph-rsid="008f66e1"/>
    </style:style>
    <style:style style:name="P32" style:family="paragraph" style:parent-style-name="Standard">
      <style:paragraph-properties fo:text-align="justify" style:justify-single-word="false"/>
      <style:text-properties officeooo:rsid="008feab0" officeooo:paragraph-rsid="0091b9fc"/>
    </style:style>
    <style:style style:name="P33" style:family="paragraph" style:parent-style-name="Standard">
      <style:paragraph-properties fo:text-align="justify" style:justify-single-word="false"/>
      <style:text-properties officeooo:rsid="00a8045d" officeooo:paragraph-rsid="00a8045d"/>
    </style:style>
    <style:style style:name="P34" style:family="paragraph" style:parent-style-name="Standard">
      <style:paragraph-properties fo:text-align="start" style:justify-single-word="false"/>
      <style:text-properties officeooo:paragraph-rsid="0099be9b"/>
    </style:style>
    <style:style style:name="P35" style:family="paragraph" style:parent-style-name="Standard">
      <style:text-properties style:font-name="DejaVu Sans Mono1" fo:font-size="10pt" fo:font-style="normal" fo:font-weight="bold" officeooo:rsid="009d15a6" officeooo:paragraph-rsid="009d15a6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text-properties style:font-name="DejaVu Sans Mono1" fo:font-size="10pt" fo:font-style="normal" fo:font-weight="bold" officeooo:rsid="009d15a6" officeooo:paragraph-rsid="00aca9b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style:font-name="DejaVu Sans Mono1" fo:font-size="10pt" fo:font-style="normal" fo:font-weight="bold" officeooo:rsid="009d15a6" officeooo:paragraph-rsid="00b4b030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officeooo:rsid="00af45a8" officeooo:paragraph-rsid="00af45a8"/>
    </style:style>
    <style:style style:name="P39" style:family="paragraph" style:parent-style-name="Standard">
      <style:text-properties officeooo:rsid="00b20626" officeooo:paragraph-rsid="00b20626"/>
    </style:style>
    <style:style style:name="P40" style:family="paragraph" style:parent-style-name="Standard">
      <style:paragraph-properties>
        <style:tab-stops>
          <style:tab-stop style:position="1.429cm"/>
        </style:tab-stops>
      </style:paragraph-properties>
      <style:text-properties officeooo:paragraph-rsid="00b20626"/>
    </style:style>
    <style:style style:name="P41" style:family="paragraph" style:parent-style-name="Standard">
      <style:text-properties officeooo:rsid="00b27a4a" officeooo:paragraph-rsid="00b27a4a"/>
    </style:style>
    <style:style style:name="P42" style:family="paragraph" style:parent-style-name="Standard">
      <style:text-properties officeooo:rsid="00b3350e" officeooo:paragraph-rsid="00b3350e"/>
    </style:style>
    <style:style style:name="P43" style:family="paragraph" style:parent-style-name="Heading_20_2">
      <style:text-properties officeooo:rsid="008f66e1" officeooo:paragraph-rsid="008f66e1"/>
    </style:style>
    <style:style style:name="P44" style:family="paragraph" style:parent-style-name="Heading_20_2">
      <style:text-properties officeooo:rsid="00935c3e" officeooo:paragraph-rsid="00935c3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style:font-name="DejaVu Sans Mono1" fo:font-size="10pt" fo:font-style="normal" fo:font-weight="bold" officeooo:rsid="00af45a8" officeooo:paragraph-rsid="00af45a8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>
      <style:text-properties style:font-name="DejaVu Sans Mono1" fo:font-size="10pt" fo:font-style="normal" fo:font-weight="bold" officeooo:rsid="00af45a8" officeooo:paragraph-rsid="00b27a4a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>
      <style:text-properties style:font-name="DejaVu Sans Mono1" fo:font-size="10pt" fo:font-style="normal" fo:font-weight="bold" officeooo:rsid="009d15a6" officeooo:paragraph-rsid="00b20626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Standard">
      <style:text-properties style:font-name="DejaVu Sans Mono1" fo:font-size="10pt" fo:font-style="normal" fo:font-weight="bold" officeooo:rsid="009d15a6" officeooo:paragraph-rsid="00b4b030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text-properties style:font-name="Linux Libertine O" fo:font-size="12pt" fo:font-style="normal" fo:font-weight="bold" officeooo:rsid="009d15a6" officeooo:paragraph-rsid="00b4b030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Linux Libertine O" fo:font-size="12pt" fo:font-style="normal" fo:font-weight="bold" officeooo:rsid="00ba5d33" officeooo:paragraph-rsid="00ba5d33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text-properties style:font-name="Linux Libertine O" fo:font-size="12pt" officeooo:rsid="00ba5d33" officeooo:paragraph-rsid="00ba5d33" style:font-size-asian="12pt" style:font-size-complex="12pt"/>
    </style:style>
    <style:style style:name="P53" style:family="paragraph" style:parent-style-name="Heading_20_1" style:master-page-name="Standard">
      <style:paragraph-properties style:page-number="auto"/>
      <style:text-properties officeooo:rsid="008f66e1" officeooo:paragraph-rsid="008f66e1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8f66e1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style style:name="T9" style:family="text">
      <style:text-properties style:font-name="Linux Libertine O"/>
    </style:style>
    <style:style style:name="T10" style:family="text">
      <style:text-properties style:font-name="Linux Libertine O" officeooo:rsid="001744a1"/>
    </style:style>
    <style:style style:name="T11" style:family="text">
      <style:text-properties style:font-name="Linux Libertine O" officeooo:rsid="007ca500"/>
    </style:style>
    <style:style style:name="T12" style:family="text">
      <style:text-properties style:font-name="Linux Libertine O" officeooo:rsid="007ffafc"/>
    </style:style>
    <style:style style:name="T13" style:family="text">
      <style:text-properties style:font-name="Linux Libertine O" officeooo:rsid="008f66e1"/>
    </style:style>
    <style:style style:name="T14" style:family="text">
      <style:text-properties style:font-name="Linux Libertine O" officeooo:rsid="0091b9fc"/>
    </style:style>
    <style:style style:name="T15" style:family="text">
      <style:text-properties officeooo:rsid="0056cda3"/>
    </style:style>
    <style:style style:name="T16" style:family="text">
      <style:text-properties style:font-name="DejaVu Sans Mon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style:font-name="DejaVu Sans Mono1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DejaVu Sans Mono1" fo:font-size="9pt" fo:font-weight="bold" officeooo:rsid="00b20626" style:font-size-asian="9pt" style:font-weight-asian="bold" style:font-size-complex="9pt" style:font-weight-complex="bold"/>
    </style:style>
    <style:style style:name="T19" style:family="text">
      <style:text-properties fo:font-size="9pt" officeooo:rsid="0056cda3" style:font-size-asian="9pt" style:font-size-complex="9pt"/>
    </style:style>
    <style:style style:name="T20" style:family="text">
      <style:text-properties fo:font-size="9pt" officeooo:rsid="00a1c24a" style:font-size-asian="9pt" style:font-size-complex="9pt"/>
    </style:style>
    <style:style style:name="T21" style:family="text">
      <style:text-properties fo:font-size="9pt" officeooo:rsid="00a885e6" style:font-size-asian="9pt" style:font-size-complex="9pt"/>
    </style:style>
    <style:style style:name="T22" style:family="text">
      <style:text-properties officeooo:rsid="009737ff"/>
    </style:style>
    <style:style style:name="T23" style:family="text">
      <style:text-properties officeooo:rsid="00994ffa"/>
    </style:style>
    <style:style style:name="T24" style:family="text">
      <style:text-properties officeooo:rsid="009a9f0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a35d14" style:font-style-asian="normal" style:font-style-complex="normal"/>
    </style:style>
    <style:style style:name="T27" style:family="text">
      <style:text-properties officeooo:rsid="009ebf2e"/>
    </style:style>
    <style:style style:name="T28" style:family="text">
      <style:text-properties officeooo:rsid="00a1c24a"/>
    </style:style>
    <style:style style:name="T29" style:family="text">
      <style:text-properties officeooo:rsid="00a35d14"/>
    </style:style>
    <style:style style:name="T30" style:family="text">
      <style:text-properties officeooo:rsid="00a8045d"/>
    </style:style>
    <style:style style:name="T31" style:family="text">
      <style:text-properties officeooo:rsid="00a885e6"/>
    </style:style>
    <style:style style:name="T32" style:family="text">
      <style:text-properties officeooo:rsid="00aca9b7"/>
    </style:style>
    <style:style style:name="T33" style:family="text">
      <style:text-properties officeooo:rsid="00b11760"/>
    </style:style>
    <style:style style:name="T34" style:family="text">
      <style:text-properties officeooo:rsid="00b20626"/>
    </style:style>
    <style:style style:name="T35" style:family="text">
      <style:text-properties officeooo:rsid="00b3350e"/>
    </style:style>
    <style:style style:name="T36" style:family="text">
      <style:text-properties officeooo:rsid="00ba5d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CAS con OpenEBS</text:h>
      <text:p text:style-name="P43">Preparando el equipo o la máquina virtual</text:p>
      <text:p text:style-name="P27"><text:span text:style-name="T13">Asegurarse que</text:span><text:span text:style-name="T10"> </text:span><text:span text:style-name="T11">kubectl y </text:span><text:span text:style-name="T12">Minikube</text:span><text:span text:style-name="T10"> </text:span><text:span text:style-name="T13">están instalados </text:span><text:span text:style-name="T10">según la bitácora en el sitio de la cátedra.</text:span></text:p>
      <text:p text:style-name="P22"/>
      <text:p text:style-name="P33"><text:span text:style-name="T10">I</text:span><text:span text:style-name="T9">nstalar conntrack:</text:span></text:p>
      <text:p text:style-name="P29"><text:span text:style-name="Source_20_Text">sudo apt update</text:span></text:p>
      <text:p text:style-name="P29"><text:span text:style-name="Source_20_Text">sudo apt install </text:span><text:span text:style-name="Source_20_Text"><text:span text:style-name="T30">conntrack</text:span></text:span></text:p>
      <text:p text:style-name="P22"/>
      <text:p text:style-name="P33"><text:span text:style-name="T10">P</text:span><text:span text:style-name="T9">ara esta práctica necesitaremos un cluster minikube con privilegios de root (ALGO TOTALMENTE INSEGURO). Para ello primero eliminaremos cualquier cluster que hayamos creado y crearemos uno nuevo con privilegios de root:</text:span></text:p>
      <text:p text:style-name="P30"><text:span text:style-name="Source_20_Text">sudo -E minikube start --vm-driver=none</text:span></text:p>
      <text:p text:style-name="P22"/>
      <text:p text:style-name="P32">Verificar que kubectl y kubernetes están configurados y funcionando</text:p>
      <text:p text:style-name="P32"><text:span text:style-name="Source_20_Text"><text:span text:style-name="T31">sudo kubectl get nodes</text:span></text:span></text:p>
      <text:p text:style-name="P32"><text:span text:style-name="Source_20_Text"><text:span text:style-name="T31">sudo kubectl get pods --all-namespaces</text:span></text:span></text:p>
      <text:p text:style-name="P22"/>
      <text:p text:style-name="P28"><text:span text:style-name="T10">I</text:span><text:span text:style-name="T9">nstalar </text:span><text:span text:style-name="T14">O</text:span><text:span text:style-name="T9">pen iSCSI</text:span></text:p>
      <text:p text:style-name="P28"><text:span text:style-name="Source_20_Text">sudo apt update</text:span></text:p>
      <text:p text:style-name="P28"><text:span text:style-name="Source_20_Text">sudo apt install open-iscsi</text:span></text:p>
      <text:p text:style-name="P28"><text:span text:style-name="Source_20_Text">sudo service open-iscsi restart</text:span></text:p>
      <text:p text:style-name="P13"/>
      <text:p text:style-name="P13">Verificar que el servicio está funcionando con:</text:p>
      <text:p text:style-name="P28"><text:span text:style-name="Source_20_Text"><text:span text:style-name="T15">sudo service open-iscsi status</text:span></text:span></text:p>
      <text:p text:style-name="P13"/>
      <text:p text:style-name="P13">Podemos ver el nombre del iSCSI initiator con:</text:p>
      <text:p text:style-name="P28"><text:span text:style-name="Source_20_Text"><text:span text:style-name="T15">sudo cat /etc/iscsi/initiatorname.iscsi</text:span></text:span></text:p>
      <text:p text:style-name="P31"><text:span text:style-name="Source_20_Text"/></text:p>
      <text:p text:style-name="P44">Instalando OpenEBS en el cluster Kubernetes</text:p>
      <text:p text:style-name="P4"/>
      <text:p text:style-name="P18">Descargamos el manifiesto para instalar OpenEBS en nuestro cluster con:</text:p>
      <text:p text:style-name="P9"><text:span text:style-name="Source_20_Text"><text:span text:style-name="T19">curl -Ls https://github.com/openebs/openebs/raw/master/k8s/openebs-operator.yaml -o openebs-operator.yaml</text:span></text:span></text:p>
      <text:p text:style-name="P4"/>
      <text:p text:style-name="P6"><text:span text:style-name="T23">Instalamos OpenEBS con</text:span>:</text:p>
      <text:p text:style-name="P7"><text:span text:style-name="Source_20_Text"><text:span text:style-name="T21">sudo </text:span></text:span><text:span text:style-name="Source_20_Text"><text:span text:style-name="T19">kubectl apply -f openebs-operator.yaml</text:span></text:span></text:p>
      <text:p text:style-name="P4"/>
      <text:p text:style-name="P14">Podemos monitorear el despliegue <text:span text:style-name="T22">h</text:span>asta que todos los deployments estén listos <text:span text:style-name="T22">con:</text:span></text:p>
      <text:p text:style-name="P8"><text:span text:style-name="Source_20_Text"><text:span text:style-name="T31">sudo </text:span></text:span><text:span text:style-name="Source_20_Text">kubectl get deploy -n openebs --watch</text:span></text:p>
      <text:p text:style-name="P5"/>
      <text:p text:style-name="P15">Podemos ver todos los elementos de OpenEBS con:</text:p>
      <text:p text:style-name="P34"><text:span text:style-name="Source_20_Text"><text:span text:style-name="T31">sudo kubectl get all -n openebs </text:span></text:span></text:p>
      <text:p text:style-name="P45">Creando un <text:span text:style-name="T27">volumen persistente</text:span> con OpenEBS</text:p>
      <text:p text:style-name="P12"><text:span text:style-name="Source_20_Text"/></text:p>
      <text:p text:style-name="P18">Descargamos el manifiesto para crear un<text:span text:style-name="T28">a storage class y un</text:span> volumen persistente OpenEBS con una sola réplica:</text:p>
      <text:p text:style-name="P10"><text:span text:style-name="Source_20_Text"><text:span text:style-name="T19">curl -Ls https://raw.githubusercontent.com/openebs/openebs/master/k8s/demo/pvc-single-replica-jiva.yaml -o pvc-single-replica-jiva.yaml</text:span></text:span></text:p>
      <text:p text:style-name="P16"/>
      <text:p text:style-name="P21">Modificamos el tamaño del volumen editando el archivo y cambiando “5Gi” por “100M”</text:p>
      <text:p text:style-name="P21"/>
      <text:p text:style-name="P19">Creamos <text:span text:style-name="T29">la storage class y </text:span>el volumen persistente con:</text:p>
      <text:p text:style-name="P10"><text:span text:style-name="Source_20_Text"><text:span text:style-name="T21">sudo </text:span></text:span><text:span text:style-name="Source_20_Text"><text:span text:style-name="T19">kubectl apply -f pvc-single-replica-jiva.yaml</text:span></text:span></text:p>
      <text:p text:style-name="P16"/>
      <text:p text:style-name="P20">Podemos ver las storage class, volumenes persistentes y sus claims con:</text:p>
      <text:p text:style-name="P11"><text:span text:style-name="Source_20_Text"><text:span text:style-name="T21">sudo </text:span></text:span><text:span text:style-name="Source_20_Text"><text:span text:style-name="T19">kubectl </text:span></text:span><text:span text:style-name="Source_20_Text"><text:span text:style-name="T20">get sc,pv,pvc</text:span></text:span></text:p>
      <text:p text:style-name="P16"/>
      <text:p text:style-name="P17">Los datos de los volúmenes estarían en el directorio <text:span text:style-name="T16">/var/openebs</text:span><text:span text:style-name="T25"> en cada uno de los nodos de alma<text:tab/>cenamiento. </text:span><text:span text:style-name="T26">Al usar</text:span><text:span text:style-name="T25"> minikube, los volúmenes estarán dentro del directorio </text:span><text:span text:style-name="T16">/var/lib/docker/volumes/minikube/_data/openebs/</text:span><text:span text:style-name="T25">.</text:span></text:p>
      <text:p text:style-name="P23"/>
      <text:p text:style-name="P23">Podemos ver el volumen recién creado haciendo:</text:p>
      <text:p text:style-name="P35">sudo ls -l /var/lib/docker/volumes/minikube/_data/openebs/</text:p>
      <text:p text:style-name="Heading_20_2">Creando un <text:span text:style-name="T24">S</text:span>tateful <text:span text:style-name="T24">W</text:span>orkload con OpenEBS</text:p>
      <text:p text:style-name="P4"/>
      <text:p text:style-name="P25">Para ver OpenEBS en funcionamiento vamos a desplegar un Stateful Workload que persista los volúmenes usando OpenEBS.</text:p>
      <text:p text:style-name="P4"/>
      <text:p text:style-name="P24">Primero vamos a descargar los manifiestos ejemplo desde el proyecto OpenEBS:</text:p>
      <text:p text:style-name="P36">cd <text:span text:style-name="T32">~</text:span><text:line-break/>git clone https://github.com/openebs/openebs.git<text:line-break/>cd openebs/k8s/demo/crunchy-postgres</text:p>
      <text:p text:style-name="P36"/>
      <text:p text:style-name="P38">Vamos a <text:span text:style-name="T34">cambiar</text:span> la cantidad de réplicas del <text:span text:style-name="T33">volumen</text:span> editando el archivo <text:span text:style-name="T18">set.json</text:span> mediante:</text:p>
      <text:p text:style-name="P46">nano set.json</text:p>
      <text:p text:style-name="P38"/>
      <text:p text:style-name="P40"><text:span text:style-name="T34">Cambiar el valor de </text:span><text:span text:style-name="T18">storageClassName</text:span><text:span text:style-name="T34"> de </text:span><text:span text:style-name="T18">openebs-jiva-default</text:span><text:span text:style-name="T34"> a </text:span><text:span text:style-name="T17">openebs-standard</text:span>.</text:p>
      <text:p text:style-name="P39"/>
      <text:p text:style-name="P41">Analizar los manifiestos dentro del archivo enumerando y describiendo cada objeto.</text:p>
      <text:p text:style-name="P41"/>
      <text:p text:style-name="P41">Para desplegar <text:span text:style-name="T35">ejecutar:</text:span></text:p>
      <text:p text:style-name="P47"><text:span text:style-name="T36">sudo </text:span>kubectl create -f set-sa.json</text:p>
      <text:p text:style-name="P47"><text:span text:style-name="T36">sudo </text:span>kubectl create clusterrolebinding permissive-binding \</text:p>
      <text:p text:style-name="P47"><text:s text:c="2"/>--clusterrole=cluster-admin \</text:p>
      <text:p text:style-name="P47"><text:soft-page-break/><text:s text:c="2"/>--user=admin \</text:p>
      <text:p text:style-name="P47"><text:s text:c="2"/>--user=kubelet \</text:p>
      <text:p text:style-name="P47"><text:s text:c="2"/>--group=system:serviceaccounts</text:p>
      <text:p text:style-name="P47"/>
      <text:p text:style-name="P48"><text:span text:style-name="T36">sudo </text:span>kubectl create -f set-service.json</text:p>
      <text:p text:style-name="P48"><text:span text:style-name="T36">sudo </text:span>kubectl create -f set-primary-service.json</text:p>
      <text:p text:style-name="P48"><text:span text:style-name="T36">sudo </text:span>kubectl create -f set-replica-service.json</text:p>
      <text:p text:style-name="P48"><text:span text:style-name="T36">sudo </text:span>kubectl create -f set.json</text:p>
      <text:p text:style-name="P38"/>
      <text:p text:style-name="P42">Explique que hace cada uno de los comandos anteriores.</text:p>
      <text:p text:style-name="P42"/>
      <text:p text:style-name="P26">Para ver los volúmenes:</text:p>
      <text:p text:style-name="P37"><text:span text:style-name="T36">sudo </text:span>kubectl get pvc</text:p>
      <text:p text:style-name="P37"><text:span text:style-name="T36">sudo </text:span>kubectl get pv</text:p>
      <text:p text:style-name="P42"/>
      <text:p text:style-name="P26">Para ver los servicios desplegados:</text:p>
      <text:p text:style-name="P37"><text:span text:style-name="T36">sudo </text:span>kubectl get service</text:p>
      <text:p text:style-name="P50"/>
      <text:p text:style-name="P52">Recuerde eliminar el cluster con privilegios de root una vez terminada la práctica.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8f66e1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5</text:span> - <text:span text:style-name="MT3">CAS con OpenEBS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</text:span><text:span text:style-name="MT8">20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5 - CAS con OpenEBS</dc:title>
    <dc:subject>CAS con OpenEBS</dc:subject>
    <meta:initial-creator>Gabriel </meta:initial-creator>
    <meta:creation-date>2015-03-25T17:24:42.108309479</meta:creation-date>
    <dc:language>en-US</dc:language>
    <meta:editing-cycles>114</meta:editing-cycles>
    <meta:editing-duration>P3DT11H57M20S</meta:editing-duration>
    <dc:date>2020-06-03T14:39:26.475786638</dc:date>
    <meta:keyword>consolidacion tics containers docker kubernetes cas openebs</meta:keyword>
    <meta:document-statistic meta:table-count="0" meta:image-count="0" meta:object-count="0" meta:page-count="3" meta:paragraph-count="68" meta:word-count="488" meta:character-count="3586" meta:non-whitespace-character-count="3164"/>
    <meta:user-defined meta:name="Info 1"/>
    <meta:user-defined meta:name="Info 2"/>
    <meta:user-defined meta:name="Info 3"/>
    <meta:user-defined meta:name="Info 4"/>
  </office:meta>
</office:document-meta>
</file>